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, Arial, 'Open Sans', 'gandhi serifregular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.3139in" style:rel-column-width="12434*"/>
    </style:style>
    <style:style style:name="Table1.B" style:family="table-column">
      <style:table-column-properties style:column-width="2.8757in" style:rel-column-width="27214*"/>
    </style:style>
    <style:style style:name="Table1.C" style:family="table-column">
      <style:table-column-properties style:column-width="2.7354in" style:rel-column-width="25887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in" fo:border-left="0.75pt solid #009353" fo:border-right="none" fo:border-top="0.75pt solid #009353" fo:border-bottom="0.75pt solid #009353" style:writing-mode="page">
        <style:background-image/>
      </style:table-cell-properties>
    </style:style>
    <style:style style:name="Table1.C1" style:family="table-cell">
      <style:table-cell-properties fo:background-color="#009353" fo:padding="0in" fo:border="0.75pt solid #009353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2" style:family="table-cell">
      <style:table-cell-properties fo:background-color="transparent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3" style:family="table-cell">
      <style:table-cell-properties fo:background-color="#dddddd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Table1.A10" style:family="table-cell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10" style:family="table-cell" style:data-style-name="N0">
      <style:table-cell-properties fo:background-color="#bee3d3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C10" style:family="table-cell" style:data-style-name="N0">
      <style:table-cell-properties fo:background-color="#bee3d3" fo:padding="0in" fo:border-left="0.75pt solid #009353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1ee703" officeooo:paragraph-rsid="001ee70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e703" officeooo:paragraph-rsid="001ee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ee703" officeooo:paragraph-rsid="001ee7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222222" style:font-name="Georgia" fo:font-size="8.5pt" fo:letter-spacing="normal"/>
    </style:style>
    <style:style style:name="T2" style:family="text">
      <style:text-properties fo:font-variant="normal" fo:text-transform="none" fo:color="#222222" style:font-name="Liberation Sans" fo:letter-spacing="normal"/>
    </style: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 table:template-name="Box List Green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Basis</text:p>
          </table:table-cell>
          <table:table-cell table:style-name="Table1.A1" office:value-type="string">
            <text:p text:style-name="P1">Maslow’s Need Hierarchy Theory</text:p>
          </table:table-cell>
          <table:table-cell table:style-name="Table1.C1" office:value-type="string">
            <text:p text:style-name="P1">Herzberg’s Motivation-Hygiene Theory</text:p>
          </table:table-cell>
        </table:table-row>
        <table:table-row>
          <table:table-cell table:style-name="Table1.A2" office:value-type="string">
            <text:p text:style-name="P3">Hierarchy of Needs</text:p>
          </table:table-cell>
          <table:table-cell table:style-name="Table1.A2" office:value-type="string">
            <text:p text:style-name="P3">Maslow’s Need Hierarcy Theory has need hierarchy.</text:p>
            <text:p text:style-name="P3"/>
          </table:table-cell>
          <table:table-cell table:style-name="Table1.C2" office:value-type="string">
            <text:p text:style-name="P3">Herzberg’s Motivation Hygiene Theory has no need hierarchy.</text:p>
          </table:table-cell>
        </table:table-row>
        <table:table-row>
          <table:table-cell table:style-name="Table1.A3" office:value-type="string">
            <text:p text:style-name="P3">Needs become operational</text:p>
          </table:table-cell>
          <table:table-cell table:style-name="Table1.A3" office:value-type="string">
            <text:p text:style-name="P3">In Maslow’s Need Hierarcy Theory higher order needs become operational after the satisfaction of lower order needs.</text:p>
            <text:p text:style-name="P3"/>
          </table:table-cell>
          <table:table-cell table:style-name="Table1.C3" office:value-type="string">
            <text:p text:style-name="P3">In Herzberg’s Motivation Hygiene Theory all the needs are operational all the time</text:p>
          </table:table-cell>
        </table:table-row>
        <table:table-row>
          <table:table-cell table:style-name="Table1.A2" office:value-type="string">
            <text:p text:style-name="P3">Motivator</text:p>
          </table:table-cell>
          <table:table-cell table:style-name="Table1.A2" office:value-type="string">
            <text:p text:style-name="P3">In Maslow’s Need Hierarcy Theory unsatisfied needs motivate.</text:p>
          </table:table-cell>
          <table:table-cell table:style-name="Table1.C2" office:value-type="string">
            <text:p text:style-name="P3">In Herzberg’s Motivation Hygiene Theory only higher order needs motivate.</text:p>
          </table:table-cell>
        </table:table-row>
        <table:table-row>
          <table:table-cell table:style-name="Table1.A3" office:value-type="string">
            <text:p text:style-name="P3">Nature</text:p>
          </table:table-cell>
          <table:table-cell table:style-name="Table1.A3" office:value-type="string">
            <text:p text:style-name="P3">Maslow’s Need Hierarcy Theory is descriptive.</text:p>
          </table:table-cell>
          <table:table-cell table:style-name="Table1.C3" office:value-type="string">
            <text:p text:style-name="P3">Herzberg’s Motivation Hygiene Theory is perspective.</text:p>
            <text:p text:style-name="P3"/>
          </table:table-cell>
        </table:table-row>
        <table:table-row>
          <table:table-cell table:style-name="Table1.A2" office:value-type="string">
            <text:p text:style-name="P3">View</text:p>
          </table:table-cell>
          <table:table-cell table:style-name="Table1.A2" office:value-type="string">
            <text:p text:style-name="P3">Maslow’s Need Hierarcy Theory is a macro view relevant to all workers.</text:p>
          </table:table-cell>
          <table:table-cell table:style-name="Table1.C2" office:value-type="string">
            <text:p text:style-name="P3">Herzberg’s Motivation Hygiene Theory is a micro view relevant to related motivation of Professional workers.</text:p>
          </table:table-cell>
        </table:table-row>
        <table:table-row>
          <table:table-cell table:style-name="Table1.A3" office:value-type="string">
            <text:p text:style-name="P3">Relies on</text:p>
          </table:table-cell>
          <table:table-cell table:style-name="Table1.A3" office:value-type="string">
            <text:p text:style-name="P3">Maslow’s Need Hierarcy Theory relies on Human needs and their satisfaction.</text:p>
          </table:table-cell>
          <table:table-cell table:style-name="Table1.C3" office:value-type="string">
            <text:p text:style-name="P3">Herzberg’s Motivation Hygiene Theory relies on reaward an recognition.</text:p>
            <text:p text:style-name="P3"/>
          </table:table-cell>
        </table:table-row>
        <table:table-row>
          <table:table-cell table:style-name="Table1.A2" office:value-type="string">
            <text:p text:style-name="P3">Needs of Individual</text:p>
          </table:table-cell>
          <table:table-cell table:style-name="Table1.A2" office:value-type="string">
            <text:p text:style-name="P3">In Maslow’s Need Hierarcy Theory <text:span text:style-name="T2">The needs of an individual are divided into two categories i.e. survival/deficiency needs and growth need.</text:span></text:p>
          </table:table-cell>
          <table:table-cell table:style-name="Table1.C2" office:value-type="string">
            <text:p text:style-name="P3">In Herzberg’s Motivation Hygiene Theory <text:span text:style-name="T1"><text:s/></text:span><text:span text:style-name="T2">needs of an individual are classified into Hygiene and motivator factors.</text:span></text:p>
          </table:table-cell>
        </table:table-row>
        <table:table-row>
          <table:table-cell table:style-name="Table1.A3" office:value-type="string">
            <text:p text:style-name="P2"/>
          </table:table-cell>
          <table:table-cell table:style-name="Table1.A3" office:value-type="string">
            <text:p text:style-name="P3"/>
          </table:table-cell>
          <table:table-cell table:style-name="Table1.C3" office:value-type="string">
            <text:p text:style-name="P3"/>
          </table:table-cell>
        </table:table-row>
        <table:table-row>
          <table:table-cell table:style-name="Table1.A10" office:value-type="string">
            <text:p text:style-name="P4"/>
          </table:table-cell>
          <table:table-cell table:style-name="Table1.B10">
            <text:p text:style-name="P4"/>
          </table:table-cell>
          <table:table-cell table:style-name="Table1.C10">
            <text:p text:style-name="P4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, Arial, 'Open Sans', 'gandhi serifregular'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Green.1" style:display-name="Box List Green.1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2" style:display-name="Box List Green.2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3" style:display-name="Box List Green.3" style:family="table-cell">
      <style:table-cell-properties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4" style:display-name="Box List Green.4" style:family="table-cell">
      <style:table-cell-properties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5" style:display-name="Box List Green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6" style:display-name="Box List Green.6" style:family="table-cell">
      <style:table-cell-properties fo:background-color="#dddddd" fo:border-left="0.74pt solid #009353" fo:padding="0in" fo:padding-left="0in" fo:padding-right="0in" fo:padding-top="0in" fo:padding-bottom="0in" style:data-style-name="10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7" style:display-name="Box List Green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8" style:display-name="Box List Green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9" style:display-name="Box List Green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0" style:display-name="Box List Green.10" style:family="table-cell">
      <style:table-cell-properties fo:background-color="#dddddd" fo:border-right="0.74pt solid #009353" fo:padding="0in" fo:padding-left="0in" fo:padding-right="0in" fo:padding-top="0in" fo:padding-bottom="0in" style:data-style-name="0"/>
      <style:text-properties style:font-name="Liberation Sans" fo:font-family="'Liberation Sans'" style:font-family-generic="swiss" style:font-name-asian="DejaVu Sans" style:font-family-asian="'DejaVu Sans'" style:font-name-complex="DejaVu Sans" style:font-family-complex="'DejaVu Sans'"/>
    </style:style>
    <style:style style:name="Box_20_List_20_Green.11" style:display-name="Box List Green.11" style:family="table-cell">
      <style:table-cell-properties fo:background-color="#009353" fo:border-lef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2" style:display-name="Box List Green.12" style:family="table-cell">
      <style:table-cell-properties fo:background-color="#009353" fo:border-right="0.74pt solid 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3" style:display-name="Box List Green.13" style:family="table-cell">
      <style:table-cell-properties fo:background-color="#bee3d3" fo:border-left="0.74pt solid #009353" fo:border-bottom="0.74pt solid #009353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4" style:display-name="Box List Green.14" style:family="table-cell">
      <style:table-cell-properties fo:background-color="#bee3d3" fo:border-right="0.74pt solid #00935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5" style:display-name="Box List Green.15" style:family="table-cell">
      <style:table-cell-properties fo:background-color="#009353" fo:border-top="0.74pt solid #009353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style:style style:name="Box_20_List_20_Green.16" style:display-name="Box List Green.16" style:family="table-cell">
      <style:table-cell-properties fo:background-color="#bee3d3" fo:border-bottom="0.74pt solid #009353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name-asian="DejaVu Sans" style:font-family-asian="'DejaVu Sans'" style:font-weight-complex="bold" style:font-name-complex="DejaVu Sans" style:font-family-complex="'DejaVu Sans'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2T12:42:29.023000000</meta:creation-date>
    <dc:date>2019-05-15T17:52:20.422000000</dc:date>
    <meta:editing-duration>PT10M52S</meta:editing-duration>
    <meta:editing-cycles>4</meta:editing-cycles>
    <meta:generator>LibreOffice/6.2.2.2$Windows_X86_64 LibreOffice_project/2b840030fec2aae0fd2658d8d4f9548af4e3518d</meta:generator>
    <meta:document-statistic meta:table-count="1" meta:image-count="0" meta:object-count="0" meta:page-count="1" meta:paragraph-count="24" meta:word-count="181" meta:character-count="1271" meta:non-whitespace-character-count="1113"/>
  </office:meta>
</office:document-meta>
</file>